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43mm"/>
    </style:style>
    <style:style style:name="co3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transparent" style:rotation-align="none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ext-properties fo:color="#000000"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ssue_natures</text:p>
          </table:table-cell>
          <table:table-cell table:style-name="ce1"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Achillée millefeuill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Agrostis stolonifèr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Amarante blanch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Ambroisie à feuilles d'armois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Avoine à chapelets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Brome stéril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Capselle bourse à pasteur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Cardamine hirsut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Carotte sauvag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Chiendent pied de poul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Chiendent rampant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Chénopode blanc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Chénopode hybrid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Clématite vigne blanch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Dactyle aggloméré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Datura stramoin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Digitaire sanguin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Erigéron du Canada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Folle avoin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Fumeterre grimpant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Gaillet gratteron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Laiteron des champs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Lampourde glouteron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Liseron des champs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Matricaire camomill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Matricaire discoïd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Menthe à feuilles rondes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Morelle noir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Mouron des champs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Mouron des oiseaux-Stellaire intermédiair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Ortie brûlant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Panic capillair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Panic dichotomiqu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Panic faux millet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Panic pied de coq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Pourpier maraîcher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Pâturin annuel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Pâturin commun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Renouée des oiseaux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Renouée liseron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Renouée persicair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Rumex petite oseill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Sorgho d'alep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Souchet comestibl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Séneçon vulgair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Sétaire glauqu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Adventices</text:p>
          </table:table-cell>
          <table:table-cell table:style-name="ce2" office:value-type="string" calcext:value-type="string">
            <text:p>Sétaire verticillée</text:p>
          </table:table-cell>
          <table:table-cell office:value-type="string" calcext:value-type="string">
            <text:p>plant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Acariens rouge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Altise d'hiver ou grosse altis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Bruche du haricot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Bruche du poi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Charançon de la tige du colza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Charançon des silique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Charançon du bourgeon terminal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Chrysomèle du maï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Cicadelle du maï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Criocère de l'asperg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Doryphore de la pomme de terr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Drosophil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Mouche de l'asperg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Mouche des semi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Mouches de la carott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Mouches du chou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Méligèthe du colza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Noctuelle du chou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Noctuelles défoliatrice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Noctuelles terricole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Nématod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Oscinie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Piéride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Puceron de l'asperg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Puceron vert des pousse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Puceron vert du poi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Pyrale du maï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Scutigérell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Sésami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Taupins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Teigne du poireau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Thrips du tabac et de l'oignon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Ravageurs</text:p>
          </table:table-cell>
          <table:table-cell table:style-name="ce3" office:value-type="string" calcext:value-type="string">
            <text:p>Tipule</text:p>
          </table:table-cell>
          <table:table-cell office:value-type="string" calcext:value-type="string">
            <text:p>insecta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Alternariose de la pomme de terr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Alternariose du chou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Alternariose du colza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Alternariose du poireau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Anthracnose du haricot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Anthracnose du maïs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Anthracnose du pois de conserv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Brûlure des feuilles de l'oignon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Brûlure des feuilles de la carott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Charbon commun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Charbon des inflorescences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Flétrissement hivernal du chou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Fonte des semis du chou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Fonte des semis du colza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Fonte des semis du haricot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Fonte des semis du maïs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Fusarioses de l'asperg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Graisse du poireau</text:p>
          </table:table-cell>
          <table:table-cell office:value-type="string" calcext:value-type="string">
            <text:p>bacteria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Grillure estivale de l'asperg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Helminthosporiose du maïs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aladie de la bagu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aladie de la tach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aladie des brûlures racinaires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aladie des taches angulaires</text:p>
          </table:table-cell>
          <table:table-cell office:value-type="string" calcext:value-type="string">
            <text:p>bacteria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aladie des taches et des nervures noires</text:p>
          </table:table-cell>
          <table:table-cell office:value-type="string" calcext:value-type="string">
            <text:p>bacteria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ildiou de l'oignon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ildiou de l'épinard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ildiou de la pomme de terr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ildiou du colza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ildiou du pois de conserv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Mildiou du tournesol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Nécrose des radicelles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Nécrose racinair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Oïdium de la carott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Oïdium du pois de conserv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Phytophthora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table:style-name="ce5" office:value-type="string" calcext:value-type="string">
            <text:p>Sclérotinia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Pourriture blanche de l'oignon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Pourriture blanche de la carott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Pourriture blanche du poireau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table:style-name="ce5" office:value-type="string" calcext:value-type="string">
            <text:p>Botrytis, pourriture gris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Pourriture grise du haricot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Pourriture grise du pois de conserv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Pythium vasculair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hizoctone brun de la pomme de terr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hizoctone brun du haricot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hizoctone du maïs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hizoctone et Pourriture basal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hizoctone violet de l'asperg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hizoctone violet de la betterav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hizoctone violet de la carott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hizomanie</text:p>
          </table:table-cell>
          <table:table-cell office:value-type="string" calcext:value-type="string">
            <text:p>protozoa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hynchosporios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ouille brun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ouille de l'oignon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ouille de la betterav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ouille du feuillag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ouille du haricot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ouille du maïs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ouille du poireau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Rouille du pois de conserv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Sclérotinia du colza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Sclérotinia du pois protéagineux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Sclérotinia du tournesol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Sclérotiniose du chou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Sclérotiniose du haricot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Sclérotiniose du pois de conserve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Sclérotiniose en végétation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Septoriose des feuilles - Septoria tritici</text:p>
          </table:table-cell>
          <table:table-cell office:value-type="string" calcext:value-type="string">
            <text:p>fungus_disease</text:p>
          </table:table-cell>
          <table:table-cell/>
        </table:table-row>
        <table:table-row table:style-name="ro1">
          <table:table-cell office:value-type="string" calcext:value-type="string">
            <text:p>Maladies</text:p>
          </table:table-cell>
          <table:table-cell office:value-type="string" calcext:value-type="string">
            <text:p>Viroses</text:p>
          </table:table-cell>
          <table:table-cell office:value-type="string" calcext:value-type="string">
            <text:p>protozoa_disease</text:p>
          </table:table-cell>
          <table:table-cell/>
        </table:table-row>
        <table:table-row table:style-name="ro1">
          <table:table-cell office:value-type="string" calcext:value-type="string">
            <text:p>Autres</text:p>
          </table:table-cell>
          <table:table-cell table:style-name="ce6" office:value-type="string" calcext:value-type="string">
            <text:p>Autre incident</text:p>
          </table:table-cell>
          <table:table-cell office:value-type="string" calcext:value-type="string">
            <text:p>issue</text:p>
          </table:table-cell>
          <table:table-cell/>
        </table:table-row>
        <table:table-row table:style-name="ro1" table:number-rows-repeated="52"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3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2:30:52.679594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1:54:09.448827033</meta:creation-date>
    <meta:generator>LibreOffice/5.1.6.2$Linux_X86_64 LibreOffice_project/10m0$Build-2</meta:generator>
    <meta:editing-duration>PT9M12S</meta:editing-duration>
    <meta:editing-cycles>5</meta:editing-cycles>
    <meta:initial-creator>Emma DORIE</meta:initial-creator>
    <dc:date>2018-11-28T12:32:05.707625060</dc:date>
    <dc:creator>Emma DORIE</dc:creator>
    <meta:document-statistic meta:table-count="1" meta:cell-count="456" meta:object-count="0"/>
  </office:meta>
</office:document-meta>
</file>